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3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8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8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138in solid #000000" fo:border-left="none" fo:border-right="none" fo:border-top="none"/>
    </style:style>
    <style:style style:name="ce76" style:family="table-cell" style:parent-style-name="Default">
      <style:table-cell-properties fo:border-bottom="none" fo:border-left="0.0008in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8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346in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0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0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A</text:p>
          </table:table-cell>
          <table:table-cell table:style-name="ce25" office:value-type="float" office:value="15" table:number-columns-spanned="2" table:number-rows-spanned="1">
            <text:p>15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office:value-type="float" office:value="8">
            <text:p>8</text:p>
          </table:table-cell>
          <table:table-cell table:style-name="ce38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Westgate 4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Cory Gibson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Jadyn Shrigley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55" table:formula="of:=[Calculations.Y42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Marshall Lane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0" table:content-validation-name="val2" office:value-type="string" table:number-columns-spanned="2" table:number-rows-spanned="1">
            <text:p>Sam VanAgteren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>
            <text:p/>
          </table:table-cell>
          <table:table-cell table:style-name="ce27" table:formula="of:=[Calculations.F7]">
            <text:p/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>
            <text:p/>
          </table:table-cell>
          <table:table-cell table:style-name="ce27" table:formula="of:=[Calculations.K7]">
            <text:p/>
          </table:table-cell>
          <table:table-cell table:style-name="ce27" table:formula="of:=[Calculations.L7]">
            <text:p/>
          </table:table-cell>
          <table:table-cell table:style-name="ce27" table:formula="of:=[Calculations.M7]">
            <text:p/>
          </table:table-cell>
          <table:table-cell table:style-name="ce27" table:formula="of:=[Calculations.N7]">
            <text:p/>
          </table:table-cell>
          <table:table-cell table:style-name="ce27" table:formula="of:=[Calculations.O7]">
            <text:p/>
          </table:table-cell>
          <table:table-cell table:style-name="ce27" table:formula="of:=[Calculations.P7]">
            <text:p/>
          </table:table-cell>
          <table:table-cell table:style-name="ce45" table:formula="of:=[Calculations.Q7]">
            <text:p/>
          </table:table-cell>
          <table:table-cell table:style-name="ce27" table:formula="of:=[Calculations.R7]">
            <text:p/>
          </table:table-cell>
          <table:table-cell table:style-name="ce27" table:formula="of:=[Calculations.S7]">
            <text:p/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6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Rosther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Cassidy Wurtz</text:p>
          </table:table-cell>
          <table:covered-table-cell table:style-name="ce28" table:content-validation-name="val3"/>
          <table:table-cell table:number-columns-repeated="8" table:style-name="ce34"/>
          <table:table-cell table:style-name="ce34" office:value-type="string">
            <text:p>e</text:p>
          </table:table-cell>
          <table:table-cell table:number-columns-repeated="3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Jalyna Neudorf</text:p>
          </table:table-cell>
          <table:covered-table-cell table:style-name="ce28" table:content-validation-name="val3"/>
          <table:table-cell table:number-columns-repeated="10" table:style-name="ce34"/>
          <table:table-cell table:number-columns-repeated="2" table:style-name="ce34" office:value-type="string">
            <text:p>c</text:p>
          </table:table-cell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Shaylynn Peters</text:p>
          </table:table-cell>
          <table:covered-table-cell table:style-name="ce28" table:content-validation-name="val3"/>
          <table:table-cell table:style-name="ce34" office:value-type="string">
            <text:p>c</text:p>
          </table:table-cell>
          <table:table-cell table:number-columns-repeated="11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2" table:content-validation-name="val3" office:value-type="string" table:number-columns-spanned="2" table:number-rows-spanned="1">
            <text:p>Natalie Funk</text:p>
          </table:table-cell>
          <table:covered-table-cell table:style-name="ce28" table:content-validation-name="val3"/>
          <table:table-cell table:number-columns-repeated="4" table:style-name="ce34"/>
          <table:table-cell table:style-name="ce34" office:value-type="string">
            <text:p>c</text:p>
          </table:table-cell>
          <table:table-cell table:number-columns-repeated="7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 office:value-type="float" office:value="40">
            <text:p>40</text:p>
          </table:table-cell>
          <table:table-cell table:style-name="ce27" table:formula="of:=[Calculations.F58]">
            <text:p/>
          </table:table-cell>
          <table:table-cell table:style-name="ce27" table:formula="of:=[Calculations.G58]">
            <text:p/>
          </table:table-cell>
          <table:table-cell table:style-name="ce27" table:formula="of:=[Calculations.H58]">
            <text:p/>
          </table:table-cell>
          <table:table-cell table:style-name="ce27" table:formula="of:=[Calculations.I58]" office:value-type="float" office:value="60">
            <text:p>60</text:p>
          </table:table-cell>
          <table:table-cell table:style-name="ce27" table:formula="of:=[Calculations.J58]">
            <text:p/>
          </table:table-cell>
          <table:table-cell table:style-name="ce27" table:formula="of:=[Calculations.K58]">
            <text:p/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>
            <text:p/>
          </table:table-cell>
          <table:table-cell table:style-name="ce27" table:formula="of:=[Calculations.O58]" office:value-type="float" office:value="90">
            <text:p>90</text:p>
          </table:table-cell>
          <table:table-cell table:style-name="ce27" table:formula="of:=[Calculations.P58]" office:value-type="float" office:value="110">
            <text:p>110</text:p>
          </table:table-cell>
          <table:table-cell table:style-name="ce45" table:formula="of:=[Calculations.Q58]">
            <text:p/>
          </table:table-cell>
          <table:table-cell table:style-name="ce27" table:formula="of:=[Calculations.R58]">
            <text:p/>
          </table:table-cell>
          <table:table-cell table:style-name="ce27" table:formula="of:=[Calculations.S58]">
            <text:p/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Westgate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Winter Doerksen</text:p>
          </table:table-cell>
          <table:covered-table-cell table:style-name="ce29" table:content-validation-name="val4"/>
          <table:table-cell table:number-columns-repeated="3" table:style-name="ce35"/>
          <table:table-cell table:style-name="ce35" office:value-type="string">
            <text:p>c</text:p>
          </table:table-cell>
          <table:table-cell table:number-columns-repeated="3" table:style-name="ce35"/>
          <table:table-cell table:style-name="ce35" office:value-type="string">
            <text:p>c</text:p>
          </table:table-cell>
          <table:table-cell table:number-columns-repeated="4" table:style-name="ce35"/>
          <table:table-cell table:style-name="ce48"/>
          <table:table-cell table:style-name="ce35" office:value-type="string">
            <text:p>c</text:p>
          </table:table-cell>
          <table:table-cell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Hannah Ashby</text:p>
          </table:table-cell>
          <table:covered-table-cell table:style-name="ce29" table:content-validation-name="val4"/>
          <table:table-cell table:style-name="ce35"/>
          <table:table-cell table:number-columns-repeated="2" table:style-name="ce35" office:value-type="string">
            <text:p>c</text:p>
          </table:table-cell>
          <table:table-cell table:number-columns-repeated="2" table:style-name="ce35"/>
          <table:table-cell table:style-name="ce35" office:value-type="string">
            <text:p>c</text:p>
          </table:table-cell>
          <table:table-cell table:number-columns-repeated="6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160" table:number-columns-spanned="1" table:number-rows-spanned="3">
            <text:p>1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Poya Koladino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 office:value-type="float" office:value="40">
            <text:p>40</text:p>
          </table:table-cell>
          <table:table-cell table:style-name="ce27" table:formula="of:=[Calculations.G109]" office:value-type="float" office:value="60">
            <text:p>60</text:p>
          </table:table-cell>
          <table:table-cell table:style-name="ce27" table:formula="of:=[Calculations.H109]" office:value-type="float" office:value="80">
            <text:p>80</text:p>
          </table:table-cell>
          <table:table-cell table:style-name="ce27" table:formula="of:=[Calculations.I109]">
            <text:p/>
          </table:table-cell>
          <table:table-cell table:style-name="ce27" table:formula="of:=[Calculations.J109]" office:value-type="float" office:value="110">
            <text:p>110</text:p>
          </table:table-cell>
          <table:table-cell table:style-name="ce27" table:formula="of:=[Calculations.K109]">
            <text:p/>
          </table:table-cell>
          <table:table-cell table:style-name="ce27" table:formula="of:=[Calculations.L109]" office:value-type="float" office:value="130">
            <text:p>130</text:p>
          </table:table-cell>
          <table:table-cell table:style-name="ce27" table:formula="of:=[Calculations.M109]">
            <text:p/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>
            <text:p/>
          </table:table-cell>
          <table:table-cell table:style-name="ce27" table:formula="of:=[Calculations.Q109]">
            <text:p/>
          </table:table-cell>
          <table:table-cell table:style-name="ce27" table:formula="of:=[Calculations.R109]" office:value-type="float" office:value="160">
            <text:p>160</text:p>
          </table:table-cell>
          <table:table-cell table:style-name="ce27" table:formula="of:=[Calculations.S109]">
            <text:p/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6" table:style-name="ce36"/>
          <table:table-cell table:style-name="ce36" office:value-type="string">
            <text:p>x</text:p>
          </table:table-cell>
          <table:table-cell table:number-columns-repeated="2" table:style-name="ce36"/>
          <table:table-cell table:style-name="ce36" office:value-type="string">
            <text:p>x</text:p>
          </table:table-cell>
          <table:table-cell table:number-columns-repeated="2" table:style-name="ce36"/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office:annotation draw:style-name="gr1" draw:text-style-name="P1" svg:width="2.452in" svg:height="0.5516in" svg:x="1.7543in" svg:y="4.7165in" draw:caption-point-x="0.3339in" draw:caption-point-y="0.7598in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A15">
            <text:p>Quiz A15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Westgate 4">
            <text:p>Westgate 4</text:p>
          </table:table-cell>
          <table:table-cell table:style-name="ce65" table:formula="of:=[Calculations.AC16]" office:value-type="float" office:value="3">
            <text:p>3</text:p>
          </table:table-cell>
          <table:table-cell table:style-name="ce65" table:formula="of:=[Calculations.AD16]" office:value-type="float" office:value="20">
            <text:p>20</text:p>
          </table:table-cell>
          <table:table-cell table:style-name="ce65" table:formula="of:=[Calculations.AE16]" office:value-type="float" office:value="1">
            <text:p>1</text:p>
          </table:table-cell>
          <table:table-cell table:style-name="ce65" table:formula="of:=[Calculations.AF16]" office:value-type="float" office:value="0">
            <text:p>0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Rosthern 1">
            <text:p>Rosthern 1</text:p>
          </table:table-cell>
          <table:table-cell table:style-name="ce65" table:formula="of:=[Calculations.AC17]" office:value-type="float" office:value="2">
            <text:p>2</text:p>
          </table:table-cell>
          <table:table-cell table:style-name="ce65" table:formula="of:=[Calculations.AD17]" office:value-type="float" office:value="110">
            <text:p>110</text:p>
          </table:table-cell>
          <table:table-cell table:style-name="ce65" table:formula="of:=[Calculations.AE17]" office:value-type="float" office:value="11">
            <text:p>11</text:p>
          </table:table-cell>
          <table:table-cell table:style-name="ce65" table:formula="of:=[Calculations.AF17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Westgate 2">
            <text:p>Westgate 2</text:p>
          </table:table-cell>
          <table:table-cell table:style-name="ce65" table:formula="of:=[Calculations.AC18]" office:value-type="float" office:value="1">
            <text:p>1</text:p>
          </table:table-cell>
          <table:table-cell table:style-name="ce65" table:formula="of:=[Calculations.AD18]" office:value-type="float" office:value="160">
            <text:p>160</text:p>
          </table:table-cell>
          <table:table-cell table:style-name="ce65" table:formula="of:=[Calculations.AE18]" office:value-type="float" office:value="18">
            <text:p>18</text:p>
          </table:table-cell>
          <table:table-cell table:style-name="ce65" table:formula="of:=[Calculations.AF18]" office:value-type="float" office:value="0">
            <text:p>0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Westgate 4">
            <text:p>Westgate 4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20">
            <text:p>2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Cory Gibson">
            <text:p>Cory Gibson</text:p>
          </table:table-cell>
          <table:table-cell table:formula="of:=[Calculations.B2]" office:value-type="float" office:value="0">
            <text:p>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Jadyn Shrigley">
            <text:p>Jadyn Shrigley</text:p>
          </table:table-cell>
          <table:table-cell table:formula="of:=[Calculations.B3]" office:value-type="float" office:value="0">
            <text:p>0</text:p>
          </table:table-cell>
          <table:table-cell table:style-name="ce67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Marshall Lane">
            <text:p>Marshall Lane</text:p>
          </table:table-cell>
          <table:table-cell table:formula="of:=[Calculations.B4]" office:value-type="float" office:value="0">
            <text:p>0</text:p>
          </table:table-cell>
          <table:table-cell table:style-name="ce67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>
            <text:p/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 office:value-type="string" office:string-value="Sam VanAgteren">
            <text:p>Sam VanAgteren</text:p>
          </table:table-cell>
          <table:table-cell table:formula="of:=[Calculations.B5]" office:value-type="float" office:value="0">
            <text:p>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>
            <text:p/>
          </table:table-cell>
          <table:table-cell table:style-name="ce72" table:formula="of:=[Calculations.F7]">
            <text:p/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>
            <text:p/>
          </table:table-cell>
          <table:table-cell table:style-name="ce72" table:formula="of:=[Calculations.K7]">
            <text:p/>
          </table:table-cell>
          <table:table-cell table:style-name="ce72" table:formula="of:=[Calculations.L7]">
            <text:p/>
          </table:table-cell>
          <table:table-cell table:style-name="ce72" table:formula="of:=[Calculations.M7]">
            <text:p/>
          </table:table-cell>
          <table:table-cell table:style-name="ce72" table:formula="of:=[Calculations.N7]">
            <text:p/>
          </table:table-cell>
          <table:table-cell table:style-name="ce72" table:formula="of:=[Calculations.O7]">
            <text:p/>
          </table:table-cell>
          <table:table-cell table:style-name="ce72" table:formula="of:=[Calculations.P7]">
            <text:p/>
          </table:table-cell>
          <table:table-cell table:style-name="ce72" table:formula="of:=[Calculations.Q7]">
            <text:p/>
          </table:table-cell>
          <table:table-cell table:style-name="ce72" table:formula="of:=[Calculations.R7]">
            <text:p/>
          </table:table-cell>
          <table:table-cell table:style-name="ce72" table:formula="of:=[Calculations.S7]">
            <text:p/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Rosthern 1">
            <text:p>Rosthern 1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110">
            <text:p>11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Cassidy Wurtz">
            <text:p>Cassidy Wurtz</text:p>
          </table:table-cell>
          <table:table-cell table:formula="of:=[Calculations.B53]" office:value-type="float" office:value="0">
            <text:p>0</text:p>
          </table:table-cell>
          <table:table-cell table:style-name="ce67" table:formula="of:=[Calculations.C53]" office:value-type="float" office:value="1">
            <text:p>1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 office:value-type="string" office:string-value="e">
            <text:p>e</text:p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Jalyna Neudorf">
            <text:p>Jalyna Neudorf</text:p>
          </table:table-cell>
          <table:table-cell table:formula="of:=[Calculations.B54]" office:value-type="float" office:value="40">
            <text:p>40</text:p>
          </table:table-cell>
          <table:table-cell table:style-name="ce67" table:formula="of:=[Calculations.C54]" office:value-type="float" office:value="0">
            <text:p>0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 office:value-type="string" office:string-value="c">
            <text:p>c</text:p>
          </table:table-cell>
          <table:table-cell table:style-name="ce73" table:formula="of:=[Calculations.P54]" office:value-type="string" office:string-value="c">
            <text:p>c</text:p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Shaylynn Peters">
            <text:p>Shaylynn Peters</text:p>
          </table:table-cell>
          <table:table-cell table:formula="of:=[Calculations.B55]" office:value-type="float" office:value="20">
            <text:p>20</text:p>
          </table:table-cell>
          <table:table-cell table:style-name="ce67" table:formula="of:=[Calculations.C55]" office:value-type="float" office:value="0">
            <text:p>0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 office:value-type="string" office:string-value="c">
            <text:p>c</text:p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>
            <text:p/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 office:value-type="string" office:string-value="Natalie Funk">
            <text:p>Natalie Funk</text:p>
          </table:table-cell>
          <table:table-cell table:formula="of:=[Calculations.B56]" office:value-type="float" office:value="20">
            <text:p>2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 office:value-type="string" office:string-value="c">
            <text:p>c</text:p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 office:value-type="float" office:value="40">
            <text:p>40</text:p>
          </table:table-cell>
          <table:table-cell table:style-name="ce72" table:formula="of:=[Calculations.F58]">
            <text:p/>
          </table:table-cell>
          <table:table-cell table:style-name="ce72" table:formula="of:=[Calculations.G58]">
            <text:p/>
          </table:table-cell>
          <table:table-cell table:style-name="ce72" table:formula="of:=[Calculations.H58]">
            <text:p/>
          </table:table-cell>
          <table:table-cell table:style-name="ce72" table:formula="of:=[Calculations.I58]" office:value-type="float" office:value="60">
            <text:p>60</text:p>
          </table:table-cell>
          <table:table-cell table:style-name="ce72" table:formula="of:=[Calculations.J58]">
            <text:p/>
          </table:table-cell>
          <table:table-cell table:style-name="ce72" table:formula="of:=[Calculations.K58]">
            <text:p/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>
            <text:p/>
          </table:table-cell>
          <table:table-cell table:style-name="ce72" table:formula="of:=[Calculations.O58]" office:value-type="float" office:value="90">
            <text:p>90</text:p>
          </table:table-cell>
          <table:table-cell table:style-name="ce72" table:formula="of:=[Calculations.P58]" office:value-type="float" office:value="110">
            <text:p>110</text:p>
          </table:table-cell>
          <table:table-cell table:style-name="ce72" table:formula="of:=[Calculations.Q58]">
            <text:p/>
          </table:table-cell>
          <table:table-cell table:style-name="ce72" table:formula="of:=[Calculations.R58]">
            <text:p/>
          </table:table-cell>
          <table:table-cell table:style-name="ce72" table:formula="of:=[Calculations.S58]">
            <text:p/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Westgate 2">
            <text:p>Westgate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160">
            <text:p>16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Winter Doerksen">
            <text:p>Winter Doerksen</text:p>
          </table:table-cell>
          <table:table-cell table:formula="of:=[Calculations.B104]" office:value-type="float" office:value="70">
            <text:p>70</text:p>
          </table:table-cell>
          <table:table-cell table:style-name="ce67" table:formula="of:=[Calculations.C104]" office:value-type="float" office:value="0">
            <text:p>0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 office:value-type="string" office:string-value="c">
            <text:p>c</text:p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 office:value-type="string" office:string-value="c">
            <text:p>c</text:p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 office:value-type="string" office:string-value="c">
            <text:p>c</text:p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Hannah Ashby">
            <text:p>Hannah Ashby</text:p>
          </table:table-cell>
          <table:table-cell table:formula="of:=[Calculations.B105]" office:value-type="float" office:value="70">
            <text:p>70</text:p>
          </table:table-cell>
          <table:table-cell table:style-name="ce67" table:formula="of:=[Calculations.C105]" office:value-type="float" office:value="0">
            <text:p>0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 office:value-type="string" office:string-value="c">
            <text:p>c</text:p>
          </table:table-cell>
          <table:table-cell table:style-name="ce74" table:formula="of:=[Calculations.G105]" office:value-type="string" office:string-value="c">
            <text:p>c</text:p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 office:value-type="string" office:string-value="c">
            <text:p>c</text:p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Poya Koladino">
            <text:p>Poya Koladino</text:p>
          </table:table-cell>
          <table:table-cell table:formula="of:=[Calculations.B106]" office:value-type="float" office:value="0">
            <text:p>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 office:value-type="float" office:value="40">
            <text:p>40</text:p>
          </table:table-cell>
          <table:table-cell table:style-name="ce72" table:formula="of:=[Calculations.G109]" office:value-type="float" office:value="60">
            <text:p>60</text:p>
          </table:table-cell>
          <table:table-cell table:style-name="ce72" table:formula="of:=[Calculations.H109]" office:value-type="float" office:value="80">
            <text:p>80</text:p>
          </table:table-cell>
          <table:table-cell table:style-name="ce72" table:formula="of:=[Calculations.I109]">
            <text:p/>
          </table:table-cell>
          <table:table-cell table:style-name="ce72" table:formula="of:=[Calculations.J109]" office:value-type="float" office:value="110">
            <text:p>110</text:p>
          </table:table-cell>
          <table:table-cell table:style-name="ce72" table:formula="of:=[Calculations.K109]">
            <text:p/>
          </table:table-cell>
          <table:table-cell table:style-name="ce72" table:formula="of:=[Calculations.L109]" office:value-type="float" office:value="130">
            <text:p>130</text:p>
          </table:table-cell>
          <table:table-cell table:style-name="ce72" table:formula="of:=[Calculations.M109]">
            <text:p/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>
            <text:p/>
          </table:table-cell>
          <table:table-cell table:style-name="ce72" table:formula="of:=[Calculations.Q109]">
            <text:p/>
          </table:table-cell>
          <table:table-cell table:style-name="ce72" table:formula="of:=[Calculations.R109]" office:value-type="float" office:value="160">
            <text:p>160</text:p>
          </table:table-cell>
          <table:table-cell table:style-name="ce72" table:formula="of:=[Calculations.S109]">
            <text:p/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Westgate 4">
            <text:p>Westgate 4</text:p>
          </table:table-cell>
          <table:table-cell table:style-name="ce16" table:formula="of:=CONCATENATE([$Quiz.$C$3];[$Quiz.$D$3])" office:value-type="string" office:string-value="A15">
            <text:p>A15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20">
            <text:p>20</text:p>
          </table:table-cell>
          <table:table-cell table:style-name="ce31" table:formula="of:=[Calculations.AE16]" office:value-type="float" office:value="1">
            <text:p>1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Rosthern 1">
            <text:p>Rosthern 1</text:p>
          </table:table-cell>
          <table:table-cell table:style-name="ce16" table:formula="of:=CONCATENATE([$Quiz.$C$3];[$Quiz.$D$3])" office:value-type="string" office:string-value="A15">
            <text:p>A15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110">
            <text:p>110</text:p>
          </table:table-cell>
          <table:table-cell table:style-name="ce31" table:formula="of:=[Calculations.AE17]" office:value-type="float" office:value="11">
            <text:p>11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Westgate 2">
            <text:p>Westgate 2</text:p>
          </table:table-cell>
          <table:table-cell table:style-name="ce16" table:formula="of:=CONCATENATE([$Quiz.$C$3];[$Quiz.$D$3])" office:value-type="string" office:string-value="A15">
            <text:p>A15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60">
            <text:p>160</text:p>
          </table:table-cell>
          <table:table-cell table:style-name="ce31" table:formula="of:=[Calculations.AE18]" office:value-type="float" office:value="18">
            <text:p>18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2" draw:text-style-name="P2" svg:width="1.8803in" svg:height="0.3839in" svg:x="3.9772in" svg:y="6.9264in" draw:caption-point-x="-0.165in" draw:caption-point-y="0.0122in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Cory Gibson">
            <text:p>Cory Gibson</text:p>
          </table:table-cell>
          <table:table-cell table:style-name="ce31" table:formula="of:=Team1" office:value-type="string" office:string-value="Westgate 4">
            <text:p>Westgate 4</text:p>
          </table:table-cell>
          <table:table-cell table:formula="of:=CONCATENATE([$Quiz.$C$3];[$Quiz.$D$3])" office:value-type="string" office:string-value="A15">
            <text:p>A15</text:p>
          </table:table-cell>
          <table:table-cell table:formula="of:=[Calculations.B2]" office:value-type="float" office:value="0">
            <text:p>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Jadyn Shrigley">
            <text:p>Jadyn Shrigley</text:p>
          </table:table-cell>
          <table:table-cell table:style-name="ce31" table:formula="of:=Team1" office:value-type="string" office:string-value="Westgate 4">
            <text:p>Westgate 4</text:p>
          </table:table-cell>
          <table:table-cell table:formula="of:=CONCATENATE([$Quiz.$C$3];[$Quiz.$D$3])" office:value-type="string" office:string-value="A15">
            <text:p>A15</text:p>
          </table:table-cell>
          <table:table-cell table:formula="of:=[Calculations.B3]" office:value-type="float" office:value="0">
            <text:p>0</text:p>
          </table:table-cell>
          <table:table-cell table:style-name="ce31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Marshall Lane">
            <text:p>Marshall Lane</text:p>
          </table:table-cell>
          <table:table-cell table:style-name="ce31" table:formula="of:=Team1" office:value-type="string" office:string-value="Westgate 4">
            <text:p>Westgate 4</text:p>
          </table:table-cell>
          <table:table-cell table:formula="of:=CONCATENATE([$Quiz.$C$3];[$Quiz.$D$3])" office:value-type="string" office:string-value="A15">
            <text:p>A15</text:p>
          </table:table-cell>
          <table:table-cell table:formula="of:=[Calculations.B4]" office:value-type="float" office:value="0">
            <text:p>0</text:p>
          </table:table-cell>
          <table:table-cell table:style-name="ce31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Sam VanAgteren">
            <text:p>Sam VanAgteren</text:p>
          </table:table-cell>
          <table:table-cell table:style-name="ce31" table:formula="of:=Team1" office:value-type="string" office:string-value="Westgate 4">
            <text:p>Westgate 4</text:p>
          </table:table-cell>
          <table:table-cell table:formula="of:=CONCATENATE([$Quiz.$C$3];[$Quiz.$D$3])" office:value-type="string" office:string-value="A15">
            <text:p>A15</text:p>
          </table:table-cell>
          <table:table-cell table:formula="of:=[Calculations.B5]" office:value-type="float" office:value="0">
            <text:p>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Westgate 4">
            <text:p>Westgate 4</text:p>
          </table:table-cell>
          <table:table-cell table:formula="of:=CONCATENATE([$Quiz.$C$3];[$Quiz.$D$3])" office:value-type="string" office:string-value="A15">
            <text:p>A15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Cassidy Wurtz">
            <text:p>Cassidy Wurtz</text:p>
          </table:table-cell>
          <table:table-cell table:style-name="ce31" table:formula="of:=Team2" office:value-type="string" office:string-value="Rosthern 1">
            <text:p>Rosthern 1</text:p>
          </table:table-cell>
          <table:table-cell table:formula="of:=CONCATENATE([$Quiz.$C$3];[$Quiz.$D$3])" office:value-type="string" office:string-value="A15">
            <text:p>A15</text:p>
          </table:table-cell>
          <table:table-cell table:formula="of:=[Calculations.B53]" office:value-type="float" office:value="0">
            <text:p>0</text:p>
          </table:table-cell>
          <table:table-cell table:style-name="ce31" table:formula="of:=[Calculations.C53]" office:value-type="float" office:value="1">
            <text:p>1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Jalyna Neudorf">
            <text:p>Jalyna Neudorf</text:p>
          </table:table-cell>
          <table:table-cell table:style-name="ce31" table:formula="of:=Team2" office:value-type="string" office:string-value="Rosthern 1">
            <text:p>Rosthern 1</text:p>
          </table:table-cell>
          <table:table-cell table:formula="of:=CONCATENATE([$Quiz.$C$3];[$Quiz.$D$3])" office:value-type="string" office:string-value="A15">
            <text:p>A15</text:p>
          </table:table-cell>
          <table:table-cell table:formula="of:=[Calculations.B54]" office:value-type="float" office:value="40">
            <text:p>40</text:p>
          </table:table-cell>
          <table:table-cell table:style-name="ce31" table:formula="of:=[Calculations.C54]" office:value-type="float" office:value="0">
            <text:p>0</text:p>
          </table:table-cell>
          <table:table-cell table:formula="of:=[Calculations.D5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Shaylynn Peters">
            <text:p>Shaylynn Peters</text:p>
          </table:table-cell>
          <table:table-cell table:style-name="ce31" table:formula="of:=Team2" office:value-type="string" office:string-value="Rosthern 1">
            <text:p>Rosthern 1</text:p>
          </table:table-cell>
          <table:table-cell table:formula="of:=CONCATENATE([$Quiz.$C$3];[$Quiz.$D$3])" office:value-type="string" office:string-value="A15">
            <text:p>A15</text:p>
          </table:table-cell>
          <table:table-cell table:formula="of:=[Calculations.B55]" office:value-type="float" office:value="20">
            <text:p>20</text:p>
          </table:table-cell>
          <table:table-cell table:style-name="ce31" table:formula="of:=[Calculations.C55]" office:value-type="float" office:value="0">
            <text:p>0</text:p>
          </table:table-cell>
          <table:table-cell table:formula="of:=[Calculations.D5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Natalie Funk">
            <text:p>Natalie Funk</text:p>
          </table:table-cell>
          <table:table-cell table:style-name="ce31" table:formula="of:=Team2" office:value-type="string" office:string-value="Rosthern 1">
            <text:p>Rosthern 1</text:p>
          </table:table-cell>
          <table:table-cell table:formula="of:=CONCATENATE([$Quiz.$C$3];[$Quiz.$D$3])" office:value-type="string" office:string-value="A15">
            <text:p>A15</text:p>
          </table:table-cell>
          <table:table-cell table:formula="of:=[Calculations.B56]" office:value-type="float" office:value="20">
            <text:p>2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Rosthern 1">
            <text:p>Rosthern 1</text:p>
          </table:table-cell>
          <table:table-cell table:formula="of:=CONCATENATE([$Quiz.$C$3];[$Quiz.$D$3])" office:value-type="string" office:string-value="A15">
            <text:p>A15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Winter Doerksen">
            <text:p>Winter Doerksen</text:p>
          </table:table-cell>
          <table:table-cell table:style-name="ce31" table:formula="of:=Team3" office:value-type="string" office:string-value="Westgate 2">
            <text:p>Westgate 2</text:p>
          </table:table-cell>
          <table:table-cell table:formula="of:=CONCATENATE([$Quiz.$C$3];[$Quiz.$D$3])" office:value-type="string" office:string-value="A15">
            <text:p>A15</text:p>
          </table:table-cell>
          <table:table-cell table:formula="of:=[Calculations.B104]" office:value-type="float" office:value="70">
            <text:p>70</text:p>
          </table:table-cell>
          <table:table-cell table:style-name="ce31" table:formula="of:=[Calculations.C104]" office:value-type="float" office:value="0">
            <text:p>0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Hannah Ashby">
            <text:p>Hannah Ashby</text:p>
          </table:table-cell>
          <table:table-cell table:style-name="ce31" table:formula="of:=Team3" office:value-type="string" office:string-value="Westgate 2">
            <text:p>Westgate 2</text:p>
          </table:table-cell>
          <table:table-cell table:formula="of:=CONCATENATE([$Quiz.$C$3];[$Quiz.$D$3])" office:value-type="string" office:string-value="A15">
            <text:p>A15</text:p>
          </table:table-cell>
          <table:table-cell table:formula="of:=[Calculations.B105]" office:value-type="float" office:value="70">
            <text:p>70</text:p>
          </table:table-cell>
          <table:table-cell table:style-name="ce31" table:formula="of:=[Calculations.C105]" office:value-type="float" office:value="0">
            <text:p>0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Poya Koladino">
            <text:p>Poya Koladino</text:p>
          </table:table-cell>
          <table:table-cell table:style-name="ce31" table:formula="of:=Team3" office:value-type="string" office:string-value="Westgate 2">
            <text:p>Westgate 2</text:p>
          </table:table-cell>
          <table:table-cell table:formula="of:=CONCATENATE([$Quiz.$C$3];[$Quiz.$D$3])" office:value-type="string" office:string-value="A15">
            <text:p>A15</text:p>
          </table:table-cell>
          <table:table-cell table:formula="of:=[Calculations.B106]" office:value-type="float" office:value="0">
            <text:p>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31" table:formula="of:=Team3" office:value-type="string" office:string-value="Westgate 2">
            <text:p>Westgate 2</text:p>
          </table:table-cell>
          <table:table-cell table:formula="of:=CONCATENATE([$Quiz.$C$3];[$Quiz.$D$3])" office:value-type="string" office:string-value="A15">
            <text:p>A15</text:p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Westgate 2">
            <text:p>Westgate 2</text:p>
          </table:table-cell>
          <table:table-cell table:formula="of:=CONCATENATE([$Quiz.$C$3];[$Quiz.$D$3])" office:value-type="string" office:string-value="A15">
            <text:p>A15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Westgate 4">
            <text:p>Westgate 4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Cory Gibson">
            <text:p>Cory Gibson</text:p>
          </table:table-cell>
          <table:table-cell table:style-name="ce93" table:formula="of:=[.S10]*20+[.Z10]+[.Z22]+[.Z32]" office:value-type="float" office:value="0">
            <text:p>0</text:p>
          </table:table-cell>
          <table:table-cell table:style-name="ce93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Jadyn Shrigley">
            <text:p>Jadyn Shrigley</text:p>
          </table:table-cell>
          <table:table-cell table:style-name="ce93" table:formula="of:=[.S11]*20+[.Z11]+[.Z23]+[.Z33]" office:value-type="float" office:value="0">
            <text:p>0</text:p>
          </table:table-cell>
          <table:table-cell table:style-name="ce93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Marshall Lane">
            <text:p>Marshall Lane</text:p>
          </table:table-cell>
          <table:table-cell table:style-name="ce93" table:formula="of:=[.S12]*20+[.Z12]+[.Z24]+[.Z34]" office:value-type="float" office:value="0">
            <text:p>0</text:p>
          </table:table-cell>
          <table:table-cell table:style-name="ce93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Westgate 4">
            <text:p>Westgate 4</text:p>
          </table:table-cell>
          <table:table-cell table:style-name="ce93" table:formula="of:=[.$S$42]" office:value-type="float" office:value="20">
            <text:p>20</text:p>
          </table:table-cell>
          <table:table-cell table:style-name="ce93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93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0">
            <text:p>10</text:p>
          </table:table-cell>
          <table:table-cell table:style-name="ce99" table:formula="of:=VLOOKUP([.AG$3];TeamPoints;2)+MAX(([.$AC4]-VLOOKUP([.AG$3];TeamPoints;3))/10;0)" office:value-type="float" office:value="7">
            <text:p>7</text:p>
          </table:table-cell>
          <table:table-cell table:style-name="ce99" table:formula="of:=VLOOKUP([.AH$3];TeamPoints;2)+MAX(([.$AC4]-VLOOKUP([.AH$3];TeamPoints;3))/10;0)" office:value-type="float" office:value="5">
            <text:p>5</text:p>
          </table:table-cell>
          <table:table-cell table:style-name="ce99" table:formula="of:=VLOOKUP([.AI$3];TeamPoints;2)+MAX(([.$AC4]-VLOOKUP([.AI$3];TeamPoints;3))/10;0)" office:value-type="float" office:value="5">
            <text:p>5</text:p>
          </table:table-cell>
          <table:table-cell table:style-name="ce99" table:formula="of:=VLOOKUP([.AJ$3];TeamPoints;2)+MAX(([.$AC4]-VLOOKUP([.AJ$3];TeamPoints;3))/10;0)" office:value-type="float" office:value="3">
            <text:p>3</text:p>
          </table:table-cell>
          <table:table-cell table:style-name="ce99" table:formula="of:=VLOOKUP([.AK$3];TeamPoints;2)+MAX(([.$AC4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Sam VanAgteren">
            <text:p>Sam VanAgteren</text:p>
          </table:table-cell>
          <table:table-cell table:style-name="ce93" table:formula="of:=[.S13]*20+[.Z13]+[.Z25]+[.Z35]" office:value-type="float" office:value="0">
            <text:p>0</text:p>
          </table:table-cell>
          <table:table-cell table:style-name="ce93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Rosthern 1">
            <text:p>Rosthern 1</text:p>
          </table:table-cell>
          <table:table-cell table:style-name="ce93" table:formula="of:=[.$S$93]" office:value-type="float" office:value="110">
            <text:p>110</text:p>
          </table:table-cell>
          <table:table-cell table:style-name="ce93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3">
            <text:p>13</text:p>
          </table:table-cell>
          <table:table-cell table:style-name="ce99" table:formula="of:=VLOOKUP([.AG$3];TeamPoints;2)+MAX(([.$AC5]-VLOOKUP([.AG$3];TeamPoints;3))/10;0)" office:value-type="float" office:value="12">
            <text:p>12</text:p>
          </table:table-cell>
          <table:table-cell table:style-name="ce99" table:formula="of:=VLOOKUP([.AH$3];TeamPoints;2)+MAX(([.$AC5]-VLOOKUP([.AH$3];TeamPoints;3))/10;0)" office:value-type="float" office:value="11">
            <text:p>11</text:p>
          </table:table-cell>
          <table:table-cell table:style-name="ce99" table:formula="of:=VLOOKUP([.AI$3];TeamPoints;2)+MAX(([.$AC5]-VLOOKUP([.AI$3];TeamPoints;3))/10;0)" office:value-type="float" office:value="11">
            <text:p>11</text:p>
          </table:table-cell>
          <table:table-cell table:style-name="ce99" table:formula="of:=VLOOKUP([.AJ$3];TeamPoints;2)+MAX(([.$AC5]-VLOOKUP([.AJ$3];TeamPoints;3))/10;0)" office:value-type="float" office:value="11">
            <text:p>11</text:p>
          </table:table-cell>
          <table:table-cell table:style-name="ce99" table:formula="of:=VLOOKUP([.AK$3];TeamPoints;2)+MAX(([.$AC5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Westgate 2">
            <text:p>Westgate 2</text:p>
          </table:table-cell>
          <table:table-cell table:style-name="ce93" table:formula="of:=[.$S$144]" office:value-type="float" office:value="160">
            <text:p>160</text:p>
          </table:table-cell>
          <table:table-cell table:style-name="ce103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8">
            <text:p>18</text:p>
          </table:table-cell>
          <table:table-cell table:style-name="ce99" table:formula="of:=VLOOKUP([.AG$3];TeamPoints;2)+MAX(([.$AC6]-VLOOKUP([.AG$3];TeamPoints;3))/10;0)" office:value-type="float" office:value="17">
            <text:p>17</text:p>
          </table:table-cell>
          <table:table-cell table:style-name="ce99" table:formula="of:=VLOOKUP([.AH$3];TeamPoints;2)+MAX(([.$AC6]-VLOOKUP([.AH$3];TeamPoints;3))/10;0)" office:value-type="float" office:value="16">
            <text:p>16</text:p>
          </table:table-cell>
          <table:table-cell table:style-name="ce99" table:formula="of:=VLOOKUP([.AI$3];TeamPoints;2)+MAX(([.$AC6]-VLOOKUP([.AI$3];TeamPoints;3))/10;0)" office:value-type="float" office:value="16">
            <text:p>16</text:p>
          </table:table-cell>
          <table:table-cell table:style-name="ce99" table:formula="of:=VLOOKUP([.AJ$3];TeamPoints;2)+MAX(([.$AC6]-VLOOKUP([.AJ$3];TeamPoints;3))/10;0)" office:value-type="float" office:value="16">
            <text:p>16</text:p>
          </table:table-cell>
          <table:table-cell table:style-name="ce99" table:formula="of:=VLOOKUP([.AK$3];TeamPoints;2)+MAX(([.$AC6]-VLOOKUP([.AK$3];TeamPoints;3))/10;0)" office:value-type="float" office:value="15">
            <text:p>15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>
            <text:p/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>
            <text:p/>
          </table:table-cell>
          <table:table-cell table:style-name="ce99" table:formula="of:=IF([.P41]=0;&quot;&quot;;[.P42])">
            <text:p/>
          </table:table-cell>
          <table:table-cell table:style-name="ce99" table:formula="of:=IF([.Q41]=0;&quot;&quot;;[.Q42])">
            <text:p/>
          </table:table-cell>
          <table:table-cell table:style-name="ce99" table:formula="of:=IF([.R41]=0;&quot;&quot;;[.R42])">
            <text:p/>
          </table:table-cell>
          <table:table-cell table:style-name="ce99" table:formula="of:=IF([.S41]=0;&quot;&quot;;[.S42])">
            <text:p/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Cory Gibson">
            <text:p>Cory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Jadyn Shrigley">
            <text:p>Jadyn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Westgate 4">
            <text:p>Westgate 4</text:p>
          </table:table-cell>
          <table:table-cell table:style-name="ce93" table:formula="of:=IF(COUNTIF([.$AD$4:.$AD$6];[.AD4])&gt;1;[.Y42];0)" office:value-type="float" office:value="0">
            <text:p>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Marshall Lane">
            <text:p>Marshall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Rosthern 1">
            <text:p>Rosthern 1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 office:value-type="string" office:string-value="Sam VanAgteren">
            <text:p>Sam VanAgter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Westgate 2">
            <text:p>Westgate 2</text:p>
          </table:table-cell>
          <table:table-cell table:style-name="ce93" table:formula="of:=IF(COUNTIF([.$AD$4:.$AD$6];[.AD6])&gt;1;[.Y144];0)" office:value-type="float" office:value="0">
            <text:p>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0">
            <text:p>0</text:p>
          </table:table-cell>
          <table:table-cell table:formula="of:=SUM([.T10:.T14])" office:value-type="float" office:value="0">
            <text:p>0</text:p>
          </table:table-cell>
          <table:table-cell table:formula="of:=SUM([.U10:.U14])" office:value-type="float" office:value="0">
            <text:p>0</text:p>
          </table:table-cell>
          <table:table-cell table:formula="of:=SUM([.V10:.V14])" office:value-type="float" office:value="0">
            <text:p>0</text:p>
          </table:table-cell>
          <table:table-cell table:formula="of:=SUM([.W10:.W14])" office:value-type="float" office:value="0">
            <text:p>0</text:p>
          </table:table-cell>
          <table:table-cell table:formula="of:=SUM([.X10:.X14])" office:value-type="float" office:value="0">
            <text:p>0</text:p>
          </table:table-cell>
          <table:table-cell table:formula="of:=SUM([.Y10:.Y14])" office:value-type="float" office:value="0">
            <text:p>0</text:p>
          </table:table-cell>
          <table:table-cell table:number-columns-repeated="2"/>
          <table:table-cell table:formula="of:=[.$A$1]" office:value-type="string" office:string-value="Westgate 4">
            <text:p>Westgate 4</text:p>
          </table:table-cell>
          <table:table-cell table:style-name="ce93" table:formula="of:=IF(AND(Overtime=&quot;y&quot;;[.AE4]=&quot;y&quot;);[.AD11];[.AD4])" office:value-type="float" office:value="3">
            <text:p>3</text:p>
          </table:table-cell>
          <table:table-cell table:style-name="ce93" table:formula="of:=[.$S$42]" office:value-type="float" office:value="20">
            <text:p>20</text:p>
          </table:table-cell>
          <table:table-cell table:style-name="ce93" table:formula="of:=HLOOKUP([.AC16];TotalPoints;2)" office:value-type="float" office:value="1">
            <text:p>1</text:p>
          </table:table-cell>
          <table:table-cell table:style-name="ce93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0">
            <text:p>0</text:p>
          </table:table-cell>
          <table:table-cell table:formula="of:=SUM([.T10]&gt;0;[.T11]&gt;0;[.T12]&gt;0;[.T13]&gt;0;[.T14]&gt;0)" office:value-type="float" office:value="0">
            <text:p>0</text:p>
          </table:table-cell>
          <table:table-cell table:formula="of:=SUM([.U10]&gt;0;[.U11]&gt;0;[.U12]&gt;0;[.U13]&gt;0;[.U14]&gt;0)" office:value-type="float" office:value="0">
            <text:p>0</text:p>
          </table:table-cell>
          <table:table-cell table:formula="of:=SUM([.V10]&gt;0;[.V11]&gt;0;[.V12]&gt;0;[.V13]&gt;0;[.V14]&gt;0)" office:value-type="float" office:value="0">
            <text:p>0</text:p>
          </table:table-cell>
          <table:table-cell table:formula="of:=SUM([.W10]&gt;0;[.W11]&gt;0;[.W12]&gt;0;[.W13]&gt;0;[.W14]&gt;0)" office:value-type="float" office:value="0">
            <text:p>0</text:p>
          </table:table-cell>
          <table:table-cell table:formula="of:=SUM([.X10]&gt;0;[.X11]&gt;0;[.X12]&gt;0;[.X13]&gt;0;[.X14]&gt;0)" office:value-type="float" office:value="0">
            <text:p>0</text:p>
          </table:table-cell>
          <table:table-cell table:formula="of:=SUM([.Y10]&gt;0;[.Y11]&gt;0;[.Y12]&gt;0;[.Y13]&gt;0;[.Y14]&gt;0)" office:value-type="float" office:value="0">
            <text:p>0</text:p>
          </table:table-cell>
          <table:table-cell table:number-columns-repeated="2"/>
          <table:table-cell table:formula="of:=[.$A$52]" office:value-type="string" office:string-value="Rosthern 1">
            <text:p>Rosthern 1</text:p>
          </table:table-cell>
          <table:table-cell table:style-name="ce93" table:formula="of:=IF(AND(Overtime=&quot;y&quot;;[.AE5]=&quot;y&quot;);[.AD12];[.AD5])" office:value-type="float" office:value="2">
            <text:p>2</text:p>
          </table:table-cell>
          <table:table-cell table:style-name="ce93" table:formula="of:=[.$S$93]" office:value-type="float" office:value="110">
            <text:p>110</text:p>
          </table:table-cell>
          <table:table-cell table:style-name="ce93" table:formula="of:=HLOOKUP([.AC17];TotalPoints;3)" office:value-type="float" office:value="11">
            <text:p>11</text:p>
          </table:table-cell>
          <table:table-cell table:style-name="ce93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Westgate 2">
            <text:p>Westgate 2</text:p>
          </table:table-cell>
          <table:table-cell table:style-name="ce93" table:formula="of:=IF(AND(Overtime=&quot;y&quot;;[.AE6]=&quot;y&quot;);[.AD13];[.AD6])" office:value-type="float" office:value="1">
            <text:p>1</text:p>
          </table:table-cell>
          <table:table-cell table:style-name="ce93" table:formula="of:=[.$S$144]" office:value-type="float" office:value="160">
            <text:p>160</text:p>
          </table:table-cell>
          <table:table-cell table:style-name="ce93" table:formula="of:=HLOOKUP([.AC18];TotalPoints;4)" office:value-type="float" office:value="18">
            <text:p>18</text:p>
          </table:table-cell>
          <table:table-cell table:style-name="ce93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ory Gibson">
            <text:p>Cory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adyn Shrigley">
            <text:p>Jadyn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Marshall Lane">
            <text:p>Marshall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Sam VanAgteren">
            <text:p>Sam VanAgter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ory Gibson">
            <text:p>Cory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adyn Shrigley">
            <text:p>Jadyn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Marshall Lane">
            <text:p>Marshall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Sam VanAgteren">
            <text:p>Sam VanAgter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20">
            <text:p>20</text:p>
          </table:table-cell>
          <table:table-cell table:formula="of:=[.Q42]+[.R41]" office:value-type="float" office:value="20">
            <text:p>20</text:p>
          </table:table-cell>
          <table:table-cell table:formula="of:=[.R42]+[.S41]" office:value-type="float" office:value="20">
            <text:p>20</text:p>
          </table:table-cell>
          <table:table-cell table:formula="of:=[.S42]+[.T41]" office:value-type="float" office:value="20">
            <text:p>20</text:p>
          </table:table-cell>
          <table:table-cell table:formula="of:=[.T42]+[.U41]" office:value-type="float" office:value="20">
            <text:p>20</text:p>
          </table:table-cell>
          <table:table-cell table:formula="of:=[.U42]+[.V41]" office:value-type="float" office:value="20">
            <text:p>20</text:p>
          </table:table-cell>
          <table:table-cell table:formula="of:=[.V42]+[.W41]" office:value-type="float" office:value="20">
            <text:p>20</text:p>
          </table:table-cell>
          <table:table-cell table:formula="of:=[.W42]+[.X41]" office:value-type="float" office:value="20">
            <text:p>20</text:p>
          </table:table-cell>
          <table:table-cell table:formula="of:=[.X42]+[.Y41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false">
            <text:p>FALS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false">
            <text:p>FALS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Rosthern 1">
            <text:p>Rosthern 1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Cassidy Wurtz">
            <text:p>Cassidy Wurtz</text:p>
          </table:table-cell>
          <table:table-cell table:style-name="ce93" table:formula="of:=[.S61]*20+[.Z61]+[.Z73]+[.Z83]" office:value-type="float" office:value="0">
            <text:p>0</text:p>
          </table:table-cell>
          <table:table-cell table:style-name="ce93" table:formula="of:=[.S73]" office:value-type="float" office:value="1">
            <text:p>1</text:p>
          </table:table-cell>
          <table:table-cell table:formula="of:=[.S61]+[.S73]" office:value-type="float" office:value="1">
            <text:p>1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 office:value-type="string" office:string-value="e">
            <text:p>e</text:p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Jalyna Neudorf">
            <text:p>Jalyna Neudorf</text:p>
          </table:table-cell>
          <table:table-cell table:style-name="ce93" table:formula="of:=[.S62]*20+[.Z62]+[.Z74]+[.Z84]" office:value-type="float" office:value="40">
            <text:p>40</text:p>
          </table:table-cell>
          <table:table-cell table:style-name="ce93" table:formula="of:=[.S74]" office:value-type="float" office:value="0">
            <text:p>0</text:p>
          </table:table-cell>
          <table:table-cell table:formula="of:=[.S62]+[.S74]" office:value-type="float" office:value="2">
            <text:p>2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 office:value-type="string" office:string-value="c">
            <text:p>c</text:p>
          </table:table-cell>
          <table:table-cell table:style-name="ce99" table:formula="of:=IF([Quiz.O15]=0;&quot;&quot;;[Quiz.O15])" office:value-type="string" office:string-value="c">
            <text:p>c</text:p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Shaylynn Peters">
            <text:p>Shaylynn Peters</text:p>
          </table:table-cell>
          <table:table-cell table:style-name="ce93" table:formula="of:=[.S63]*20+[.Z63]+[.Z75]+[.Z85]" office:value-type="float" office:value="20">
            <text:p>20</text:p>
          </table:table-cell>
          <table:table-cell table:style-name="ce93" table:formula="of:=[.S75]" office:value-type="float" office:value="0">
            <text:p>0</text:p>
          </table:table-cell>
          <table:table-cell table:formula="of:=[.S63]+[.S75]" office:value-type="float" office:value="1">
            <text:p>1</text:p>
          </table:table-cell>
          <table:table-cell table:style-name="ce99" table:formula="of:=IF([Quiz.D16]=0;&quot;&quot;;[Quiz.D16])" office:value-type="string" office:string-value="c">
            <text:p>c</text:p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Natalie Funk">
            <text:p>Natalie Funk</text:p>
          </table:table-cell>
          <table:table-cell table:style-name="ce93" table:formula="of:=[.S64]*20+[.Z64]+[.Z76]+[.Z86]" office:value-type="float" office:value="20">
            <text:p>20</text:p>
          </table:table-cell>
          <table:table-cell table:style-name="ce93" table:formula="of:=[.S76]" office:value-type="float" office:value="0">
            <text:p>0</text:p>
          </table:table-cell>
          <table:table-cell table:formula="of:=[.S64]+[.S76]" office:value-type="float" office:value="1">
            <text:p>1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 office:value-type="string" office:string-value="c">
            <text:p>c</text:p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 office:value-type="float" office:value="40">
            <text:p>40</text:p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>
            <text:p/>
          </table:table-cell>
          <table:table-cell table:style-name="ce99" table:formula="of:=IF([.I92]=0;&quot;&quot;;[.I93])" office:value-type="float" office:value="60">
            <text:p>60</text:p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 office:value-type="float" office:value="90">
            <text:p>90</text:p>
          </table:table-cell>
          <table:table-cell table:style-name="ce99" table:formula="of:=IF([.P92]=0;&quot;&quot;;[.P93])" office:value-type="float" office:value="110">
            <text:p>110</text:p>
          </table:table-cell>
          <table:table-cell table:style-name="ce99" table:formula="of:=IF([.Q92]=0;&quot;&quot;;[.Q93])">
            <text:p/>
          </table:table-cell>
          <table:table-cell table:style-name="ce99" table:formula="of:=IF([.R92]=0;&quot;&quot;;[.R93])">
            <text:p/>
          </table:table-cell>
          <table:table-cell table:style-name="ce99" table:formula="of:=IF([.S92]=0;&quot;&quot;;[.S93])">
            <text:p/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2">
            <text:p>2</text:p>
          </table:table-cell>
          <table:table-cell table:formula="of:=IF(LOWER([.Q54])=&quot;c&quot;;[.P62]+1;[.P62])" office:value-type="float" office:value="2">
            <text:p>2</text:p>
          </table:table-cell>
          <table:table-cell table:formula="of:=IF(LOWER([.R54])=&quot;c&quot;;[.Q62]+1;[.Q62])" office:value-type="float" office:value="2">
            <text:p>2</text:p>
          </table:table-cell>
          <table:table-cell table:formula="of:=IF(LOWER([.S54])=&quot;c&quot;;[.R62]+1;[.R62])" office:value-type="float" office:value="2">
            <text:p>2</text:p>
          </table:table-cell>
          <table:table-cell table:formula="of:=IF(LOWER([.T54])=&quot;c&quot;;[.S62]+1;[.S62])" office:value-type="float" office:value="2">
            <text:p>2</text:p>
          </table:table-cell>
          <table:table-cell table:formula="of:=IF(LOWER([.U54])=&quot;c&quot;;[.T62]+1;[.T62])" office:value-type="float" office:value="2">
            <text:p>2</text:p>
          </table:table-cell>
          <table:table-cell table:formula="of:=IF(LOWER([.V54])=&quot;c&quot;;[.U62]+1;[.U62])" office:value-type="float" office:value="2">
            <text:p>2</text:p>
          </table:table-cell>
          <table:table-cell table:formula="of:=IF(LOWER([.W54])=&quot;c&quot;;[.V62]+1;[.V62])" office:value-type="float" office:value="2">
            <text:p>2</text:p>
          </table:table-cell>
          <table:table-cell table:formula="of:=IF(LOWER([.X54])=&quot;c&quot;;[.W62]+1;[.W62])" office:value-type="float" office:value="2">
            <text:p>2</text:p>
          </table:table-cell>
          <table:table-cell table:formula="of:=IF(LOWER([.Y54])=&quot;c&quot;;[.X62]+1;[.X62])" office:value-type="float" office:value="2">
            <text:p>2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1">
            <text:p>1</text:p>
          </table:table-cell>
          <table:table-cell table:formula="of:=IF(LOWER([.F55])=&quot;c&quot;;[.E63]+1;[.E63])" office:value-type="float" office:value="1">
            <text:p>1</text:p>
          </table:table-cell>
          <table:table-cell table:formula="of:=IF(LOWER([.G55])=&quot;c&quot;;[.F63]+1;[.F63])" office:value-type="float" office:value="1">
            <text:p>1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1">
            <text:p>1</text:p>
          </table:table-cell>
          <table:table-cell table:formula="of:=IF(LOWER([.N55])=&quot;c&quot;;[.M63]+1;[.M63])" office:value-type="float" office:value="1">
            <text:p>1</text:p>
          </table:table-cell>
          <table:table-cell table:formula="of:=IF(LOWER([.O55])=&quot;c&quot;;[.N63]+1;[.N63])" office:value-type="float" office:value="1">
            <text:p>1</text:p>
          </table:table-cell>
          <table:table-cell table:formula="of:=IF(LOWER([.P55])=&quot;c&quot;;[.O63]+1;[.O63])" office:value-type="float" office:value="1">
            <text:p>1</text:p>
          </table:table-cell>
          <table:table-cell table:formula="of:=IF(LOWER([.Q55])=&quot;c&quot;;[.P63]+1;[.P63])" office:value-type="float" office:value="1">
            <text:p>1</text:p>
          </table:table-cell>
          <table:table-cell table:formula="of:=IF(LOWER([.R55])=&quot;c&quot;;[.Q63]+1;[.Q63])" office:value-type="float" office:value="1">
            <text:p>1</text:p>
          </table:table-cell>
          <table:table-cell table:formula="of:=IF(LOWER([.S55])=&quot;c&quot;;[.R63]+1;[.R63])" office:value-type="float" office:value="1">
            <text:p>1</text:p>
          </table:table-cell>
          <table:table-cell table:formula="of:=IF(LOWER([.T55])=&quot;c&quot;;[.S63]+1;[.S63])" office:value-type="float" office:value="1">
            <text:p>1</text:p>
          </table:table-cell>
          <table:table-cell table:formula="of:=IF(LOWER([.U55])=&quot;c&quot;;[.T63]+1;[.T63])" office:value-type="float" office:value="1">
            <text:p>1</text:p>
          </table:table-cell>
          <table:table-cell table:formula="of:=IF(LOWER([.V55])=&quot;c&quot;;[.U63]+1;[.U63])" office:value-type="float" office:value="1">
            <text:p>1</text:p>
          </table:table-cell>
          <table:table-cell table:formula="of:=IF(LOWER([.W55])=&quot;c&quot;;[.V63]+1;[.V63])" office:value-type="float" office:value="1">
            <text:p>1</text:p>
          </table:table-cell>
          <table:table-cell table:formula="of:=IF(LOWER([.X55])=&quot;c&quot;;[.W63]+1;[.W63])" office:value-type="float" office:value="1">
            <text:p>1</text:p>
          </table:table-cell>
          <table:table-cell table:formula="of:=IF(LOWER([.Y55])=&quot;c&quot;;[.X63]+1;[.X63])" office:value-type="float" office:value="1">
            <text:p>1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1">
            <text:p>1</text:p>
          </table:table-cell>
          <table:table-cell table:formula="of:=IF(LOWER([.L56])=&quot;c&quot;;[.K64]+1;[.K64])" office:value-type="float" office:value="1">
            <text:p>1</text:p>
          </table:table-cell>
          <table:table-cell table:formula="of:=IF(LOWER([.M56])=&quot;c&quot;;[.L64]+1;[.L64])" office:value-type="float" office:value="1">
            <text:p>1</text:p>
          </table:table-cell>
          <table:table-cell table:formula="of:=IF(LOWER([.N56])=&quot;c&quot;;[.M64]+1;[.M64])" office:value-type="float" office:value="1">
            <text:p>1</text:p>
          </table:table-cell>
          <table:table-cell table:formula="of:=IF(LOWER([.O56])=&quot;c&quot;;[.N64]+1;[.N64])" office:value-type="float" office:value="1">
            <text:p>1</text:p>
          </table:table-cell>
          <table:table-cell table:formula="of:=IF(LOWER([.P56])=&quot;c&quot;;[.O64]+1;[.O64])" office:value-type="float" office:value="1">
            <text:p>1</text:p>
          </table:table-cell>
          <table:table-cell table:formula="of:=IF(LOWER([.Q56])=&quot;c&quot;;[.P64]+1;[.P64])" office:value-type="float" office:value="1">
            <text:p>1</text:p>
          </table:table-cell>
          <table:table-cell table:formula="of:=IF(LOWER([.R56])=&quot;c&quot;;[.Q64]+1;[.Q64])" office:value-type="float" office:value="1">
            <text:p>1</text:p>
          </table:table-cell>
          <table:table-cell table:formula="of:=IF(LOWER([.S56])=&quot;c&quot;;[.R64]+1;[.R64])" office:value-type="float" office:value="1">
            <text:p>1</text:p>
          </table:table-cell>
          <table:table-cell table:formula="of:=IF(LOWER([.T56])=&quot;c&quot;;[.S64]+1;[.S64])" office:value-type="float" office:value="1">
            <text:p>1</text:p>
          </table:table-cell>
          <table:table-cell table:formula="of:=IF(LOWER([.U56])=&quot;c&quot;;[.T64]+1;[.T64])" office:value-type="float" office:value="1">
            <text:p>1</text:p>
          </table:table-cell>
          <table:table-cell table:formula="of:=IF(LOWER([.V56])=&quot;c&quot;;[.U64]+1;[.U64])" office:value-type="float" office:value="1">
            <text:p>1</text:p>
          </table:table-cell>
          <table:table-cell table:formula="of:=IF(LOWER([.W56])=&quot;c&quot;;[.V64]+1;[.V64])" office:value-type="float" office:value="1">
            <text:p>1</text:p>
          </table:table-cell>
          <table:table-cell table:formula="of:=IF(LOWER([.X56])=&quot;c&quot;;[.W64]+1;[.W64])" office:value-type="float" office:value="1">
            <text:p>1</text:p>
          </table:table-cell>
          <table:table-cell table:formula="of:=IF(LOWER([.Y56])=&quot;c&quot;;[.X64]+1;[.X64])" office:value-type="float" office:value="1">
            <text:p>1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4">
            <text:p>4</text:p>
          </table:table-cell>
          <table:table-cell table:formula="of:=SUM([.Q61:.Q65])" office:value-type="float" office:value="4">
            <text:p>4</text:p>
          </table:table-cell>
          <table:table-cell table:formula="of:=SUM([.R61:.R65])" office:value-type="float" office:value="4">
            <text:p>4</text:p>
          </table:table-cell>
          <table:table-cell table:formula="of:=SUM([.S61:.S65])" office:value-type="float" office:value="4">
            <text:p>4</text:p>
          </table:table-cell>
          <table:table-cell table:formula="of:=SUM([.T61:.T65])" office:value-type="float" office:value="4">
            <text:p>4</text:p>
          </table:table-cell>
          <table:table-cell table:formula="of:=SUM([.U61:.U65])" office:value-type="float" office:value="4">
            <text:p>4</text:p>
          </table:table-cell>
          <table:table-cell table:formula="of:=SUM([.V61:.V65])" office:value-type="float" office:value="4">
            <text:p>4</text:p>
          </table:table-cell>
          <table:table-cell table:formula="of:=SUM([.W61:.W65])" office:value-type="float" office:value="4">
            <text:p>4</text:p>
          </table:table-cell>
          <table:table-cell table:formula="of:=SUM([.X61:.X65])" office:value-type="float" office:value="4">
            <text:p>4</text:p>
          </table:table-cell>
          <table:table-cell table:formula="of:=SUM([.Y61:.Y65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3">
            <text:p>3</text:p>
          </table:table-cell>
          <table:table-cell table:formula="of:=SUM([.P61]&gt;0;[.P62]&gt;0;[.P63]&gt;0;[.P64]&gt;0;[.P65]&gt;0)" office:value-type="float" office:value="3">
            <text:p>3</text:p>
          </table:table-cell>
          <table:table-cell table:formula="of:=SUM([.Q61]&gt;0;[.Q62]&gt;0;[.Q63]&gt;0;[.Q64]&gt;0;[.Q65]&gt;0)" office:value-type="float" office:value="3">
            <text:p>3</text:p>
          </table:table-cell>
          <table:table-cell table:formula="of:=SUM([.R61]&gt;0;[.R62]&gt;0;[.R63]&gt;0;[.R64]&gt;0;[.R65]&gt;0)" office:value-type="float" office:value="3">
            <text:p>3</text:p>
          </table:table-cell>
          <table:table-cell table:formula="of:=SUM([.S61]&gt;0;[.S62]&gt;0;[.S63]&gt;0;[.S64]&gt;0;[.S65]&gt;0)" office:value-type="float" office:value="3">
            <text:p>3</text:p>
          </table:table-cell>
          <table:table-cell table:formula="of:=SUM([.T61]&gt;0;[.T62]&gt;0;[.T63]&gt;0;[.T64]&gt;0;[.T65]&gt;0)" office:value-type="float" office:value="3">
            <text:p>3</text:p>
          </table:table-cell>
          <table:table-cell table:formula="of:=SUM([.U61]&gt;0;[.U62]&gt;0;[.U63]&gt;0;[.U64]&gt;0;[.U65]&gt;0)" office:value-type="float" office:value="3">
            <text:p>3</text:p>
          </table:table-cell>
          <table:table-cell table:formula="of:=SUM([.V61]&gt;0;[.V62]&gt;0;[.V63]&gt;0;[.V64]&gt;0;[.V65]&gt;0)" office:value-type="float" office:value="3">
            <text:p>3</text:p>
          </table:table-cell>
          <table:table-cell table:formula="of:=SUM([.W61]&gt;0;[.W62]&gt;0;[.W63]&gt;0;[.W64]&gt;0;[.W65]&gt;0)" office:value-type="float" office:value="3">
            <text:p>3</text:p>
          </table:table-cell>
          <table:table-cell table:formula="of:=SUM([.X61]&gt;0;[.X62]&gt;0;[.X63]&gt;0;[.X64]&gt;0;[.X65]&gt;0)" office:value-type="float" office:value="3">
            <text:p>3</text:p>
          </table:table-cell>
          <table:table-cell table:formula="of:=SUM([.Y61]&gt;0;[.Y62]&gt;0;[.Y63]&gt;0;[.Y64]&gt;0;[.Y65]&gt;0)" office:value-type="float" office:value="3">
            <text:p>3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10">
            <text:p>1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30">
            <text:p>3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60">
            <text:p>60</text:p>
          </table:table-cell>
          <table:table-cell table:formula="of:=[.N93]+[.O92]" office:value-type="float" office:value="90">
            <text:p>90</text:p>
          </table:table-cell>
          <table:table-cell table:formula="of:=[.O93]+[.P92]" office:value-type="float" office:value="110">
            <text:p>110</text:p>
          </table:table-cell>
          <table:table-cell table:formula="of:=[.P93]+[.Q92]" office:value-type="float" office:value="110">
            <text:p>110</text:p>
          </table:table-cell>
          <table:table-cell table:formula="of:=[.Q93]+[.R92]" office:value-type="float" office:value="110">
            <text:p>110</text:p>
          </table:table-cell>
          <table:table-cell table:formula="of:=[.R93]+[.S92]" office:value-type="float" office:value="110">
            <text:p>110</text:p>
          </table:table-cell>
          <table:table-cell table:formula="of:=[.S93]+[.T92]" office:value-type="float" office:value="110">
            <text:p>110</text:p>
          </table:table-cell>
          <table:table-cell table:formula="of:=[.T93]+[.U92]" office:value-type="float" office:value="110">
            <text:p>110</text:p>
          </table:table-cell>
          <table:table-cell table:formula="of:=[.U93]+[.V92]" office:value-type="float" office:value="110">
            <text:p>110</text:p>
          </table:table-cell>
          <table:table-cell table:formula="of:=[.V93]+[.W92]" office:value-type="float" office:value="110">
            <text:p>110</text:p>
          </table:table-cell>
          <table:table-cell table:formula="of:=[.W93]+[.X92]" office:value-type="float" office:value="110">
            <text:p>110</text:p>
          </table:table-cell>
          <table:table-cell table:formula="of:=[.X93]+[.Y92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true">
            <text:p>TRU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true">
            <text:p>TRU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true">
            <text:p>TRUE</text:p>
          </table:table-cell>
          <table:table-cell table:style-name="ce101" table:formula="of:=COUNTIF([.P$53:.P$57];[.$D96])=1" office:value-type="boolean" office:boolean-value="true">
            <text:p>TRU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true">
            <text:p>TRU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Westgate 2">
            <text:p>Westgate 2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Winter Doerksen">
            <text:p>Winter Doerksen</text:p>
          </table:table-cell>
          <table:table-cell table:style-name="ce93" table:formula="of:=[.S112]*20+[.Z112]+[.Z124]+[.Z134]" office:value-type="float" office:value="70">
            <text:p>70</text:p>
          </table:table-cell>
          <table:table-cell table:style-name="ce93" table:formula="of:=[.S124]" office:value-type="float" office:value="0">
            <text:p>0</text:p>
          </table:table-cell>
          <table:table-cell table:formula="of:=[.S112]+[.S124]" office:value-type="float" office:value="3">
            <text:p>3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 office:value-type="string" office:string-value="c">
            <text:p>c</text:p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 office:value-type="string" office:string-value="c">
            <text:p>c</text:p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 office:value-type="string" office:string-value="c">
            <text:p>c</text:p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Hannah Ashby">
            <text:p>Hannah Ashby</text:p>
          </table:table-cell>
          <table:table-cell table:style-name="ce93" table:formula="of:=[.S113]*20+[.Z113]+[.Z125]+[.Z135]" office:value-type="float" office:value="70">
            <text:p>70</text:p>
          </table:table-cell>
          <table:table-cell table:style-name="ce93" table:formula="of:=[.S125]" office:value-type="float" office:value="0">
            <text:p>0</text:p>
          </table:table-cell>
          <table:table-cell table:formula="of:=[.S113]+[.S125]" office:value-type="float" office:value="3">
            <text:p>3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 office:value-type="string" office:string-value="c">
            <text:p>c</text:p>
          </table:table-cell>
          <table:table-cell table:style-name="ce99" table:formula="of:=IF([Quiz.F23]=0;&quot;&quot;;[Quiz.F23])" office:value-type="string" office:string-value="c">
            <text:p>c</text:p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 office:value-type="string" office:string-value="c">
            <text:p>c</text:p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Poya Koladino">
            <text:p>Poya Koladino</text:p>
          </table:table-cell>
          <table:table-cell table:style-name="ce93" table:formula="of:=[.S114]*20+[.Z114]+[.Z126]+[.Z136]" office:value-type="float" office:value="0">
            <text:p>0</text:p>
          </table:table-cell>
          <table:table-cell table:style-name="ce93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93" table:formula="of:=[.S115]*20+[.Z115]+[.Z127]+[.Z137]" office:value-type="float" office:value="0">
            <text:p>0</text:p>
          </table:table-cell>
          <table:table-cell table:style-name="ce93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 office:value-type="float" office:value="40">
            <text:p>40</text:p>
          </table:table-cell>
          <table:table-cell table:style-name="ce99" table:formula="of:=IF([.G143]=0;&quot;&quot;;[.G144])" office:value-type="float" office:value="60">
            <text:p>60</text:p>
          </table:table-cell>
          <table:table-cell table:style-name="ce99" table:formula="of:=IF([.H143]=0;&quot;&quot;;[.H144])" office:value-type="float" office:value="80">
            <text:p>80</text:p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 office:value-type="float" office:value="110">
            <text:p>110</text:p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 office:value-type="float" office:value="130">
            <text:p>130</text:p>
          </table:table-cell>
          <table:table-cell table:style-name="ce99" table:formula="of:=IF([.M143]=0;&quot;&quot;;[.M144])">
            <text:p/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>
            <text:p/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 office:value-type="float" office:value="160">
            <text:p>160</text:p>
          </table:table-cell>
          <table:table-cell table:style-name="ce99" table:formula="of:=IF([.S143]=0;&quot;&quot;;[.S144])">
            <text:p/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Winter Doerksen">
            <text:p>Winter Doerk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1">
            <text:p>1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2">
            <text:p>2</text:p>
          </table:table-cell>
          <table:table-cell table:formula="of:=IF(LOWER([.M104])=&quot;c&quot;;[.L112]+1;[.L112])" office:value-type="float" office:value="2">
            <text:p>2</text:p>
          </table:table-cell>
          <table:table-cell table:formula="of:=IF(LOWER([.N104])=&quot;c&quot;;[.M112]+1;[.M112])" office:value-type="float" office:value="2">
            <text:p>2</text:p>
          </table:table-cell>
          <table:table-cell table:formula="of:=IF(LOWER([.O104])=&quot;c&quot;;[.N112]+1;[.N112])" office:value-type="float" office:value="2">
            <text:p>2</text:p>
          </table:table-cell>
          <table:table-cell table:formula="of:=IF(LOWER([.P104])=&quot;c&quot;;[.O112]+1;[.O112])" office:value-type="float" office:value="2">
            <text:p>2</text:p>
          </table:table-cell>
          <table:table-cell table:formula="of:=IF(LOWER([.Q104])=&quot;c&quot;;[.P112]+1;[.P112])" office:value-type="float" office:value="2">
            <text:p>2</text:p>
          </table:table-cell>
          <table:table-cell table:formula="of:=IF(LOWER([.R104])=&quot;c&quot;;[.Q112]+1;[.Q112])" office:value-type="float" office:value="3">
            <text:p>3</text:p>
          </table:table-cell>
          <table:table-cell table:formula="of:=IF(LOWER([.S104])=&quot;c&quot;;[.R112]+1;[.R112])" office:value-type="float" office:value="3">
            <text:p>3</text:p>
          </table:table-cell>
          <table:table-cell table:formula="of:=IF(LOWER([.T104])=&quot;c&quot;;[.S112]+1;[.S112])" office:value-type="float" office:value="3">
            <text:p>3</text:p>
          </table:table-cell>
          <table:table-cell table:formula="of:=IF(LOWER([.U104])=&quot;c&quot;;[.T112]+1;[.T112])" office:value-type="float" office:value="3">
            <text:p>3</text:p>
          </table:table-cell>
          <table:table-cell table:formula="of:=IF(LOWER([.V104])=&quot;c&quot;;[.U112]+1;[.U112])" office:value-type="float" office:value="3">
            <text:p>3</text:p>
          </table:table-cell>
          <table:table-cell table:formula="of:=IF(LOWER([.W104])=&quot;c&quot;;[.V112]+1;[.V112])" office:value-type="float" office:value="3">
            <text:p>3</text:p>
          </table:table-cell>
          <table:table-cell table:formula="of:=IF(LOWER([.X104])=&quot;c&quot;;[.W112]+1;[.W112])" office:value-type="float" office:value="3">
            <text:p>3</text:p>
          </table:table-cell>
          <table:table-cell table:formula="of:=IF(LOWER([.Y104])=&quot;c&quot;;[.X112]+1;[.X112])" office:value-type="float" office:value="3">
            <text:p>3</text:p>
          </table:table-cell>
          <table:table-cell table:formula="of:=IF(AND([.S112]=3;[.S12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Hannah Ashby">
            <text:p>Hannah Ashb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1">
            <text:p>1</text:p>
          </table:table-cell>
          <table:table-cell table:formula="of:=IF(LOWER([.G105])=&quot;c&quot;;[.F113]+1;[.F113])" office:value-type="float" office:value="2">
            <text:p>2</text:p>
          </table:table-cell>
          <table:table-cell table:formula="of:=IF(LOWER([.H105])=&quot;c&quot;;[.G113]+1;[.G113])" office:value-type="float" office:value="2">
            <text:p>2</text:p>
          </table:table-cell>
          <table:table-cell table:formula="of:=IF(LOWER([.I105])=&quot;c&quot;;[.H113]+1;[.H113])" office:value-type="float" office:value="2">
            <text:p>2</text:p>
          </table:table-cell>
          <table:table-cell table:formula="of:=IF(LOWER([.J105])=&quot;c&quot;;[.I113]+1;[.I113])" office:value-type="float" office:value="3">
            <text:p>3</text:p>
          </table:table-cell>
          <table:table-cell table:formula="of:=IF(LOWER([.K105])=&quot;c&quot;;[.J113]+1;[.J113])" office:value-type="float" office:value="3">
            <text:p>3</text:p>
          </table:table-cell>
          <table:table-cell table:formula="of:=IF(LOWER([.L105])=&quot;c&quot;;[.K113]+1;[.K113])" office:value-type="float" office:value="3">
            <text:p>3</text:p>
          </table:table-cell>
          <table:table-cell table:formula="of:=IF(LOWER([.M105])=&quot;c&quot;;[.L113]+1;[.L113])" office:value-type="float" office:value="3">
            <text:p>3</text:p>
          </table:table-cell>
          <table:table-cell table:formula="of:=IF(LOWER([.N105])=&quot;c&quot;;[.M113]+1;[.M113])" office:value-type="float" office:value="3">
            <text:p>3</text:p>
          </table:table-cell>
          <table:table-cell table:formula="of:=IF(LOWER([.O105])=&quot;c&quot;;[.N113]+1;[.N113])" office:value-type="float" office:value="3">
            <text:p>3</text:p>
          </table:table-cell>
          <table:table-cell table:formula="of:=IF(LOWER([.P105])=&quot;c&quot;;[.O113]+1;[.O113])" office:value-type="float" office:value="3">
            <text:p>3</text:p>
          </table:table-cell>
          <table:table-cell table:formula="of:=IF(LOWER([.Q105])=&quot;c&quot;;[.P113]+1;[.P113])" office:value-type="float" office:value="3">
            <text:p>3</text:p>
          </table:table-cell>
          <table:table-cell table:formula="of:=IF(LOWER([.R105])=&quot;c&quot;;[.Q113]+1;[.Q113])" office:value-type="float" office:value="3">
            <text:p>3</text:p>
          </table:table-cell>
          <table:table-cell table:formula="of:=IF(LOWER([.S105])=&quot;c&quot;;[.R113]+1;[.R113])" office:value-type="float" office:value="3">
            <text:p>3</text:p>
          </table:table-cell>
          <table:table-cell table:formula="of:=IF(LOWER([.T105])=&quot;c&quot;;[.S113]+1;[.S113])" office:value-type="float" office:value="3">
            <text:p>3</text:p>
          </table:table-cell>
          <table:table-cell table:formula="of:=IF(LOWER([.U105])=&quot;c&quot;;[.T113]+1;[.T113])" office:value-type="float" office:value="3">
            <text:p>3</text:p>
          </table:table-cell>
          <table:table-cell table:formula="of:=IF(LOWER([.V105])=&quot;c&quot;;[.U113]+1;[.U113])" office:value-type="float" office:value="3">
            <text:p>3</text:p>
          </table:table-cell>
          <table:table-cell table:formula="of:=IF(LOWER([.W105])=&quot;c&quot;;[.V113]+1;[.V113])" office:value-type="float" office:value="3">
            <text:p>3</text:p>
          </table:table-cell>
          <table:table-cell table:formula="of:=IF(LOWER([.X105])=&quot;c&quot;;[.W113]+1;[.W113])" office:value-type="float" office:value="3">
            <text:p>3</text:p>
          </table:table-cell>
          <table:table-cell table:formula="of:=IF(LOWER([.Y105])=&quot;c&quot;;[.X113]+1;[.X113])" office:value-type="float" office:value="3">
            <text:p>3</text:p>
          </table:table-cell>
          <table:table-cell table:formula="of:=IF(AND([.S113]=3;[.S12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Poya Koladino">
            <text:p>Poya Koladin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2">
            <text:p>2</text:p>
          </table:table-cell>
          <table:table-cell table:formula="of:=SUM([.H112:.H116])" office:value-type="float" office:value="3">
            <text:p>3</text:p>
          </table:table-cell>
          <table:table-cell table:formula="of:=SUM([.I112:.I116])" office:value-type="float" office:value="3">
            <text:p>3</text:p>
          </table:table-cell>
          <table:table-cell table:formula="of:=SUM([.J112:.J116])" office:value-type="float" office:value="4">
            <text:p>4</text:p>
          </table:table-cell>
          <table:table-cell table:formula="of:=SUM([.K112:.K116])" office:value-type="float" office:value="4">
            <text:p>4</text:p>
          </table:table-cell>
          <table:table-cell table:formula="of:=SUM([.L112:.L116])" office:value-type="float" office:value="5">
            <text:p>5</text:p>
          </table:table-cell>
          <table:table-cell table:formula="of:=SUM([.M112:.M116])" office:value-type="float" office:value="5">
            <text:p>5</text:p>
          </table:table-cell>
          <table:table-cell table:formula="of:=SUM([.N112:.N116])" office:value-type="float" office:value="5">
            <text:p>5</text:p>
          </table:table-cell>
          <table:table-cell table:formula="of:=SUM([.O112:.O116])" office:value-type="float" office:value="5">
            <text:p>5</text:p>
          </table:table-cell>
          <table:table-cell table:formula="of:=SUM([.P112:.P116])" office:value-type="float" office:value="5">
            <text:p>5</text:p>
          </table:table-cell>
          <table:table-cell table:formula="of:=SUM([.Q112:.Q116])" office:value-type="float" office:value="5">
            <text:p>5</text:p>
          </table:table-cell>
          <table:table-cell table:formula="of:=SUM([.R112:.R116])" office:value-type="float" office:value="6">
            <text:p>6</text:p>
          </table:table-cell>
          <table:table-cell table:formula="of:=SUM([.S112:.S116])" office:value-type="float" office:value="6">
            <text:p>6</text:p>
          </table:table-cell>
          <table:table-cell table:formula="of:=SUM([.T112:.T116])" office:value-type="float" office:value="6">
            <text:p>6</text:p>
          </table:table-cell>
          <table:table-cell table:formula="of:=SUM([.U112:.U116])" office:value-type="float" office:value="6">
            <text:p>6</text:p>
          </table:table-cell>
          <table:table-cell table:formula="of:=SUM([.V112:.V116])" office:value-type="float" office:value="6">
            <text:p>6</text:p>
          </table:table-cell>
          <table:table-cell table:formula="of:=SUM([.W112:.W116])" office:value-type="float" office:value="6">
            <text:p>6</text:p>
          </table:table-cell>
          <table:table-cell table:formula="of:=SUM([.X112:.X116])" office:value-type="float" office:value="6">
            <text:p>6</text:p>
          </table:table-cell>
          <table:table-cell table:formula="of:=SUM([.Y112:.Y116])" office:value-type="float" office:value="6">
            <text:p>6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2">
            <text:p>2</text:p>
          </table:table-cell>
          <table:table-cell table:formula="of:=SUM([.I112]&gt;0;[.I113]&gt;0;[.I114]&gt;0;[.I115]&gt;0;[.I116]&gt;0)" office:value-type="float" office:value="2">
            <text:p>2</text:p>
          </table:table-cell>
          <table:table-cell table:formula="of:=SUM([.J112]&gt;0;[.J113]&gt;0;[.J114]&gt;0;[.J115]&gt;0;[.J116]&gt;0)" office:value-type="float" office:value="2">
            <text:p>2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10">
            <text:p>1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10">
            <text:p>1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Winter Doerksen">
            <text:p>Winter Doerk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Hannah Ashby">
            <text:p>Hannah Ashb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Poya Koladino">
            <text:p>Poya Koladin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Winter Doerksen">
            <text:p>Winter Doerk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Hannah Ashby">
            <text:p>Hannah Ashb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Poya Koladino">
            <text:p>Poya Koladin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30">
            <text:p>3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30">
            <text:p>3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60">
            <text:p>60</text:p>
          </table:table-cell>
          <table:table-cell table:formula="of:=[.G144]+[.H143]" office:value-type="float" office:value="80">
            <text:p>80</text:p>
          </table:table-cell>
          <table:table-cell table:formula="of:=[.H144]+[.I143]" office:value-type="float" office:value="80">
            <text:p>80</text:p>
          </table:table-cell>
          <table:table-cell table:formula="of:=[.I144]+[.J143]" office:value-type="float" office:value="110">
            <text:p>110</text:p>
          </table:table-cell>
          <table:table-cell table:formula="of:=[.J144]+[.K143]" office:value-type="float" office:value="110">
            <text:p>110</text:p>
          </table:table-cell>
          <table:table-cell table:formula="of:=[.K144]+[.L143]" office:value-type="float" office:value="130">
            <text:p>130</text:p>
          </table:table-cell>
          <table:table-cell table:formula="of:=[.L144]+[.M143]" office:value-type="float" office:value="130">
            <text:p>130</text:p>
          </table:table-cell>
          <table:table-cell table:formula="of:=[.M144]+[.N143]" office:value-type="float" office:value="130">
            <text:p>130</text:p>
          </table:table-cell>
          <table:table-cell table:formula="of:=[.N144]+[.O143]" office:value-type="float" office:value="130">
            <text:p>130</text:p>
          </table:table-cell>
          <table:table-cell table:formula="of:=[.O144]+[.P143]" office:value-type="float" office:value="130">
            <text:p>130</text:p>
          </table:table-cell>
          <table:table-cell table:formula="of:=[.P144]+[.Q143]" office:value-type="float" office:value="130">
            <text:p>130</text:p>
          </table:table-cell>
          <table:table-cell table:formula="of:=[.Q144]+[.R143]" office:value-type="float" office:value="160">
            <text:p>160</text:p>
          </table:table-cell>
          <table:table-cell table:formula="of:=[.R144]+[.S143]" office:value-type="float" office:value="160">
            <text:p>160</text:p>
          </table:table-cell>
          <table:table-cell table:formula="of:=[.S144]+[.T143]" office:value-type="float" office:value="160">
            <text:p>160</text:p>
          </table:table-cell>
          <table:table-cell table:formula="of:=[.T144]+[.U143]" office:value-type="float" office:value="160">
            <text:p>160</text:p>
          </table:table-cell>
          <table:table-cell table:formula="of:=[.U144]+[.V143]" office:value-type="float" office:value="160">
            <text:p>160</text:p>
          </table:table-cell>
          <table:table-cell table:formula="of:=[.V144]+[.W143]" office:value-type="float" office:value="160">
            <text:p>160</text:p>
          </table:table-cell>
          <table:table-cell table:formula="of:=[.W144]+[.X143]" office:value-type="float" office:value="160">
            <text:p>160</text:p>
          </table:table-cell>
          <table:table-cell table:formula="of:=[.X144]+[.Y143]" office:value-type="float" office:value="160">
            <text:p>1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true">
            <text:p>TRUE</text:p>
          </table:table-cell>
          <table:table-cell table:style-name="ce101" table:formula="of:=COUNTIF([.G$104:.G$108];[.$D147])=1" office:value-type="boolean" office:boolean-value="true">
            <text:p>TRUE</text:p>
          </table:table-cell>
          <table:table-cell table:style-name="ce101" table:formula="of:=COUNTIF([.H$104:.H$108];[.$D147])=1" office:value-type="boolean" office:boolean-value="true">
            <text:p>TRU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true">
            <text:p>TRU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true">
            <text:p>TRU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false">
            <text:p>FALS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true">
            <text:p>TRUE</text:p>
          </table:table-cell>
          <table:table-cell table:style-name="ce101" table:formula="of:=COUNTIF([.S$104:.S$108];[.$D147])=1" office:value-type="boolean" office:boolean-value="false">
            <text:p>FALS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true">
            <text:p>TRU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true">
            <text:p>TRU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true">
            <text:p>TRU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true">
            <text:p>TRU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09:5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9:35:08.91</meta:creation-date>
    <meta:editing-duration>PT15M6S</meta:editing-duration>
    <meta:editing-cycles>3</meta:editing-cycles>
    <meta:generator>OpenOffice/4.1.5$Win32 OpenOffice.org_project/415m1$Build-9789</meta:generator>
    <dc:date>2018-11-10T09:59:43.85</dc:date>
    <meta:document-statistic meta:table-count="5" meta:cell-count="4548" meta:object-count="0"/>
  </office:meta>
</office:document-meta>
</file>